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17355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789440" draw:fill="solid" draw:fill-color="#ebf1d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svg:stroke-color="#789440" draw:marker-start-width="0.425cm" draw:marker-end-width="0.42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7e649e" draw:fill="solid" draw:fill-color="#eeeaf2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svg:stroke-color="#7e649e" draw:marker-start-width="0.425cm" draw:marker-end-width="0.42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923931" draw:fill="solid" draw:fill-color="#f2dcda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923931" draw:marker-start-width="0.425cm" draw:marker-end-width="0.42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2cm" svg:x="1.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1.5cm" svg:y="2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5cm" svg:y1="2.8cm" svg:x2="7.1cm" svg:y2="2.8cm">
          <text:p/>
        </draw:line>
        <draw:custom-shape draw:style-name="gr4" draw:text-style-name="P1" draw:layer="layout" svg:width="5.84cm" svg:height="1cm" svg:x="2.96cm" svg:y="3.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96cm" svg:y1="3.8cm" svg:x2="8.8cm" svg:y2="3.8cm">
          <text:p/>
        </draw:line>
        <draw:custom-shape draw:style-name="gr6" draw:text-style-name="P1" draw:layer="layout" svg:width="7.3cm" svg:height="1cm" svg:x="1.5cm" svg:y="4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5cm" svg:y1="4.8cm" svg:x2="8.8cm" svg:y2="4.8cm">
          <text:p/>
        </draw:line>
        <draw:frame draw:style-name="gr8" draw:text-style-name="P2" draw:layer="layout" svg:width="3.266cm" svg:height="0.882cm" svg:x="3.503cm" svg:y="1.737cm">
          <draw:text-box>
            <text:p text:style-name="P2">Application</text:p>
          </draw:text-box>
        </draw:frame>
        <draw:frame draw:style-name="gr8" draw:text-style-name="P2" draw:layer="layout" svg:width="4.05cm" svg:height="0.882cm" svg:x="1.903cm" svg:y="2.8cm">
          <draw:text-box>
            <text:p text:style-name="P2">High-level API</text:p>
          </draw:text-box>
        </draw:frame>
        <draw:frame draw:style-name="gr8" draw:text-style-name="P2" draw:layer="layout" svg:width="3.918cm" svg:height="0.882cm" svg:x="3.804cm" svg:y="3.801cm">
          <draw:text-box>
            <text:p text:style-name="P2">Low-level API</text:p>
          </draw:text-box>
        </draw:frame>
        <draw:frame draw:style-name="gr8" draw:text-style-name="P2" draw:layer="layout" svg:width="4.985cm" svg:height="0.882cm" svg:x="2.705cm" svg:y="4.802cm">
          <draw:text-box>
            <text:p text:style-name="P2">Internal Func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2.7cm" fo:page-height="7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4-04-13T09:41:51.475983191</meta:creation-date>
    <dc:date>2014-12-04T08:03:29.89</dc:date>
    <meta:editing-duration>PT11M39S</meta:editing-duration>
    <meta:editing-cycles>3</meta:editing-cycles>
    <meta:generator>OpenOffice.org/3.4.1$Win32 OpenOffice.org_project/341m1$Build-9593</meta:generator>
    <meta:document-statistic meta:object-count="11"/>
  </office:meta>
</office:document-meta>
</file>